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77cm" table:align="left"/>
    </style:style>
    <style:style style:name="Tabella2.A" style:family="table-column">
      <style:table-column-properties style:column-width="11.589cm"/>
    </style:style>
    <style:style style:name="Tabella2.B" style:family="table-column">
      <style:table-column-properties style:column-width="2.831cm"/>
    </style:style>
    <style:style style:name="Tabella2.C" style:family="table-column">
      <style:table-column-properties style:column-width="2.858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2" fo:font-weight="bol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Standard">
      <style:text-properties style:font-name="Arial2" fo:font-size="8pt" fo:font-style="normal" style:text-underline-style="solid" style:text-underline-width="auto" style:text-underline-color="font-color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text-properties style:font-name="Arial2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Arial2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'it_IT')&gt;</text:placeholder></text:p>
      <text:p text:style-name="P4">Riepilogo prodotti precedenti ordini:</text:p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">Codice</text:p>
          </table:table-cell>
          <table:table-cell table:style-name="Tabella2.A1" office:value-type="string">
            <text:p text:style-name="P2">Quantità</text:p>
          </table:table-cell>
          <table:table-cell table:style-name="Tabella2.C1" office:value-type="string">
            <text:p text:style-name="P2">Prodotti</text:p>
          </table:table-cell>
        </table:table-row>
        <table:table-row>
          <table:table-cell table:style-name="Tabella2.A2" table:number-columns-spanned="3" office:value-type="string">
            <text:p text:style-name="P5"><text:text-input text:description="&lt;for each=&quot;item in product_list(objects)&quot;&gt;">start product_list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6"><text:placeholder text:placeholder-type="text">&lt;item[0] or 'non trovato'&gt;</text:placeholder> - <text:span text:style-name="T1"><text:placeholder text:placeholder-type="text">&lt;item[3] or ''&gt;</text:placeholder></text:span></text:p>
          </table:table-cell>
          <table:table-cell table:style-name="Tabella2.A3" office:value-type="string">
            <text:p text:style-name="P7"><text:placeholder text:placeholder-type="text">&lt;item[1] or 0.0&gt;</text:placeholder></text:p>
          </table:table-cell>
          <table:table-cell table:style-name="Tabella2.A2" office:value-type="string">
            <text:p text:style-name="P7"><text:placeholder text:placeholder-type="text">&lt;item[2] or 0.0&gt;</text:placeholder></text:p>
          </table:table-cell>
        </table:table-row>
        <table:table-row>
          <table:table-cell table:style-name="Tabella2.A2" table:number-columns-spanned="3" office:value-type="string">
            <text:p text:style-name="P5"><text:text-input text:description="&lt;/for&gt;">ends for loop</text:text-input></text:p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926cm" fo:margin-bottom="0.914cm" fo:margin-left="2cm" fo:margin-right="1.6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stampato in data <text:date style:data-style-name="N37" text:date-value="2013-03-15T16:29:32.99" text:fixed="true">03/15/13</text:date> ore <text:time style:data-style-name="N43" text:time-value="2013-03-15T16:29:56.99" text:fixed="true">04:29:57 PM</text:time> <text:s text:c="54"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2-06T16:07:17</dc:date>
    <meta:editing-duration>P4DT9H18M58S</meta:editing-duration>
    <meta:editing-cycles>318</meta:editing-cycles>
    <meta:generator>LibreOffice/3.3$Unix LibreOffice_project/330m19$Build-401</meta:generator>
    <dc:creator>Nicola Riolini</dc:creator>
    <meta:document-statistic meta:table-count="1" meta:image-count="0" meta:object-count="0" meta:page-count="1" meta:paragraph-count="11" meta:word-count="38" meta:character-count="291"/>
    <meta:user-defined meta:name="Info 1"/>
    <meta:user-defined meta:name="Info 2"/>
    <meta:user-defined meta:name="Info 3"/>
    <meta:user-defined meta:name="Info 4"/>
  </office:meta>
</office:document-meta>
</file>